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1.24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1.8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25.4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wrap-option="wrap" style:rotation-align="none" style:vertical-align="top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 style:data-style-name="N100">
      <style:table-cell-properties fo:wrap-option="wrap" style:vertical-align="top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 style:data-style-name="N100"/>
    <style:style style:name="ce3" style:family="table-cell" style:parent-style-name="Default" style:data-style-name="N111"/>
    <style:style style:name="ce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ransformer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te (MVA)</text:p>
          </table:table-cell>
          <table:table-cell table:style-name="ce6" office:value-type="string" calcext:value-type="string">
            <text:p>Frequency (Hz)</text:p>
          </table:table-cell>
          <table:table-cell table:style-name="ce6" office:value-type="string" calcext:value-type="string">
            <text:p>HV (kV)</text:p>
          </table:table-cell>
          <table:table-cell table:style-name="ce6" office:value-type="string" calcext:value-type="string">
            <text:p>LV (kV)</text:p>
          </table:table-cell>
          <table:table-cell table:style-name="ce6" office:value-type="string" calcext:value-type="string">
            <text:p>Copper losses (kW)</text:p>
          </table:table-cell>
          <table:table-cell table:style-name="ce6" office:value-type="string" calcext:value-type="string">
            <text:p>No load losses (kW)</text:p>
          </table:table-cell>
          <table:table-cell table:style-name="ce6" office:value-type="string" calcext:value-type="string">
            <text:p>No load current (%)</text:p>
          </table:table-cell>
          <table:table-cell table:style-name="ce6" office:value-type="string" calcext:value-type="string">
            <text:p>V short circuit (%)</text:p>
          </table:table-cell>
          <table:table-cell table:style-name="ce6" office:value-type="string" calcext:value-type="string">
            <text:p>HV vector group</text:p>
          </table:table-cell>
          <table:table-cell table:style-name="ce6" office:value-type="string" calcext:value-type="string">
            <text:p>LV vector group</text:p>
          </table:table-cell>
          <table:table-cell table:style-name="ce6" office:value-type="string" calcext:value-type="string">
            <text:p>Phase shift (*30º)</text:p>
          </table:table-cell>
          <table:table-cell table:style-name="ce9" table:number-columns-repeated="2"/>
          <table:table-cell table:style-name="ce5" table:number-columns-repeated="978"/>
          <table:table-cell table:style-name="ce9" table:number-columns-repeated="32"/>
        </table:table-row>
        <table:table-row table:style-name="ro2" table:visibility="filter">
          <table:table-cell office:value-type="string" calcext:value-type="string">
            <text:p>2.5 MVA 1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0.128" calcext:value-type="float">
            <text:p>0.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75" calcext:value-type="float">
            <text:p>3.75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5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15" calcext:value-type="float">
            <text:p>3.15</text:p>
          </table:table-cell>
          <table:table-cell office:value-type="float" office:value="0.12601" calcext:value-type="float">
            <text:p>0.12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TTHIL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9" calcext:value-type="float">
            <text:p>13.9</text:p>
          </table:table-cell>
          <table:table-cell office:value-type="float" office:value="3.35" calcext:value-type="float">
            <text:p>3.35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4.2" calcext:value-type="float">
            <text:p>4.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OTEL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OTE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4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4.8" calcext:value-type="float">
            <text:p>4.8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3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" calcext:value-type="float">
            <text:p>0.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" calcext:value-type="float">
            <text:p>0.14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45" calcext:value-type="float">
            <text:p>3.45</text:p>
          </table:table-cell>
          <table:table-cell office:value-type="float" office:value="0.1725" calcext:value-type="float">
            <text:p>0.17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5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.7" calcext:value-type="float">
            <text:p>2.7</text:p>
          </table:table-cell>
          <table:table-cell office:value-type="float" office:value="0.13501" calcext:value-type="float">
            <text:p>0.1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TTHIL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.85" calcext:value-type="float">
            <text:p>2.85</text:p>
          </table:table-cell>
          <table:table-cell office:value-type="float" office:value="0.14251" calcext:value-type="float">
            <text:p>0.14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OTEL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OTE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3.9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3.9" calcext:value-type="float">
            <text:p>3.9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2.8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1375" calcext:value-type="float">
            <text:p>0.1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7" calcext:value-type="float">
            <text:p>2.7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5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2.07" calcext:value-type="float">
            <text:p>2.07</text:p>
          </table:table-cell>
          <table:table-cell office:value-type="float" office:value="0.129385" calcext:value-type="float">
            <text:p>0.1293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THIL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14376" calcext:value-type="float">
            <text:p>0.1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65" calcext:value-type="float">
            <text:p>2.65</text:p>
          </table:table-cell>
          <table:table-cell office:value-type="float" office:value="0.165635" calcext:value-type="float">
            <text:p>0.165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Ka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 1600/10 F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OTEL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OTE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2.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8" calcext:value-type="float">
            <text:p>2.8</text:p>
          </table:table-cell>
          <table:table-cell office:value-type="float" office:value="0.175" calcext:value-type="float">
            <text:p>0.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2.1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18" calcext:value-type="float">
            <text:p>2.1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1.95" calcext:value-type="float">
            <text:p>1.95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5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5" calcext:value-type="float">
            <text:p>1.7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THIL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25" calcext:value-type="float">
            <text:p>2.25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 1250/10 F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OTEL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OTE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2.4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2.4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1.8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1.87" calcext:value-type="float">
            <text:p>1.87</text:p>
          </table:table-cell>
          <table:table-cell office:value-type="float" office:value="0.1496" calcext:value-type="float">
            <text:p>0.14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5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43" calcext:value-type="float">
            <text:p>1.43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THIL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6" calcext:value-type="float">
            <text:p>1.6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05" calcext:value-type="float">
            <text:p>2.05</text:p>
          </table:table-cell>
          <table:table-cell office:value-type="float" office:value="0.20501" calcext:value-type="float">
            <text:p>0.2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Ka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2.1" calcext:value-type="float">
            <text:p>2.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 1000/10 F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 1000 <text:s text:c="2"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OTEL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OTE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2.1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2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2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1.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1.6" calcext:value-type="float">
            <text:p>1.6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1.5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56" calcext:value-type="float">
            <text:p>1.56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5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0.16251" calcext:value-type="float">
            <text:p>0.16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.18126" calcext:value-type="float">
            <text:p>0.18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65" calcext:value-type="float">
            <text:p>1.65</text:p>
          </table:table-cell>
          <table:table-cell office:value-type="float" office:value="0.20626" calcext:value-type="float">
            <text:p>0.20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 800/10 F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OTEL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OTE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7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7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4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4" calcext:value-type="float">
            <text:p>1.4</text:p>
          </table:table-cell>
          <table:table-cell office:value-type="float" office:value="0.175" calcext:value-type="float">
            <text:p>0.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33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6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18" calcext:value-type="float">
            <text:p>1.18</text:p>
          </table:table-cell>
          <table:table-cell office:value-type="float" office:value="0.1873016" calcext:value-type="float">
            <text:p>0.1873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55" calcext:value-type="float">
            <text:p>1.55</text:p>
          </table:table-cell>
          <table:table-cell office:value-type="float" office:value="0.2460317" calcext:value-type="float">
            <text:p>0.2460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4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THY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50804" calcext:value-type="float">
            <text:p>0.150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2" calcext:value-type="float">
            <text:p>1.12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Ka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 630/10 F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45" calcext:value-type="float">
            <text:p>1.45</text:p>
          </table:table-cell>
          <table:table-cell office:value-type="float" office:value="0.230169" calcext:value-type="float">
            <text:p>0.230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 630 <text:s text:c="2"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6" calcext:value-type="float">
            <text:p>1.6</text:p>
          </table:table-cell>
          <table:table-cell office:value-type="float" office:value="0.253978" calcext:value-type="float">
            <text:p>0.253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N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N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E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E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1.5" calcext:value-type="float">
            <text:p>1.5</text:p>
          </table:table-cell>
          <table:table-cell office:value-type="float" office:value="0.2380952" calcext:value-type="float">
            <text:p>0.2380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4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4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17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1857143" calcext:value-type="float">
            <text:p>0.18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0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09" calcext:value-type="float">
            <text:p>1.09</text:p>
          </table:table-cell>
          <table:table-cell office:value-type="float" office:value="0.1730159" calcext:value-type="float">
            <text:p>0.1730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7" calcext:value-type="float">
            <text:p>1.07</text:p>
          </table:table-cell>
          <table:table-cell office:value-type="float" office:value="0.214" calcext:value-type="float">
            <text:p>0.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38" calcext:value-type="float">
            <text:p>1.38</text:p>
          </table:table-cell>
          <table:table-cell office:value-type="float" office:value="0.276" calcext:value-type="float">
            <text:p>0.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.3" calcext:value-type="float">
            <text:p>300.3</text:p>
          </table:table-cell>
          <table:table-cell office:value-type="float" office:value="0" calcext:value-type="float">
            <text:p>0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27" calcext:value-type="float">
            <text:p>3.02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9999999" calcext:value-type="float">
            <text:p>9999999</text:p>
          </table:table-cell>
          <table:table-cell table:number-columns-repeated="993"/>
        </table:table-row>
        <table:table-row table:style-name="ro2" table:visibility="filter">
          <table:table-cell office:value-type="string" calcext:value-type="string">
            <text:p>0.5 MVA 10/0.4 kV DTTHY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82" calcext:value-type="float">
            <text:p>0.82</text:p>
          </table:table-cell>
          <table:table-cell office:value-type="float" office:value="0.16401" calcext:value-type="float">
            <text:p>0.16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 500/10 F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 500 <text:s text:c="2"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N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N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E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E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3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2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2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01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01" calcext:value-type="float">
            <text:p>1.01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0.9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" calcext:value-type="float">
            <text:p>0.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95" calcext:value-type="float">
            <text:p>0.95</text:p>
          </table:table-cell>
          <table:table-cell office:value-type="float" office:value="0.2375" calcext:value-type="float">
            <text:p>0.2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305" calcext:value-type="float">
            <text:p>0.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6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THY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67" calcext:value-type="float">
            <text:p>0.67</text:p>
          </table:table-cell>
          <table:table-cell office:value-type="float" office:value="0.16751" calcext:value-type="float">
            <text:p>0.16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3" calcext:value-type="float">
            <text:p>0.83</text:p>
          </table:table-cell>
          <table:table-cell office:value-type="float" office:value="0.20751" calcext:value-type="float">
            <text:p>0.20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1" calcext:value-type="float">
            <text:p>0.2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Ka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 400/10 F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 400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25" calcext:value-type="float">
            <text:p>1.25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N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N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E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E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1.15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" calcext:value-type="float">
            <text:p>0.2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1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1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0.9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0.78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78" calcext:value-type="float">
            <text:p>0.78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0.87" calcext:value-type="float">
            <text:p>0.87</text:p>
          </table:table-cell>
          <table:table-cell office:value-type="float" office:value="0.2761905" calcext:value-type="float">
            <text:p>0.2761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0.3555556" calcext:value-type="float">
            <text:p>0.3555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T 315/10 F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T 315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1747" calcext:value-type="float">
            <text:p>0.31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OTN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OTN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OTE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9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7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74" calcext:value-type="float">
            <text:p>0.74</text:p>
          </table:table-cell>
          <table:table-cell office:value-type="float" office:value="0.2349206" calcext:value-type="float">
            <text:p>0.2349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6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746" calcext:value-type="float">
            <text:p>0.20317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0.4/10kV DOTE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6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ET 250/23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ET 25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Ka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 250/10 F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 250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N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N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E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E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82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7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6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0.256" calcext:value-type="float">
            <text:p>0.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6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5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4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6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6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0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0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" calcext:value-type="float">
            <text:p>0.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7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7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5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5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T 200/10 F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32501" calcext:value-type="float">
            <text:p>0.3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T 200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N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7751" calcext:value-type="float">
            <text:p>0.17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N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45" calcext:value-type="float">
            <text:p>0.445</text:p>
          </table:table-cell>
          <table:table-cell office:value-type="float" office:value="0.22251" calcext:value-type="float">
            <text:p>0.22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E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E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6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" calcext:value-type="float">
            <text:p>0.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57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57" calcext:value-type="float">
            <text:p>0.57</text:p>
          </table:table-cell>
          <table:table-cell office:value-type="float" office:value="0.285" calcext:value-type="float">
            <text:p>0.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5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4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6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6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0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0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5" calcext:value-type="float">
            <text:p>0.5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ET 160/23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ET 16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7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7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5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5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35" calcext:value-type="float">
            <text:p>0.35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Ka 4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Ka 3.8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 160/10 F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6" calcext:value-type="float">
            <text:p>0.40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 160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3" calcext:value-type="float">
            <text:p>0.63</text:p>
          </table:table-cell>
          <table:table-cell office:value-type="float" office:value="0.39376" calcext:value-type="float">
            <text:p>0.3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N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4385" calcext:value-type="float">
            <text:p>0.184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N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E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E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6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4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0.6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0.37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6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6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0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0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7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7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5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5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N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N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4" calcext:value-type="float">
            <text:p>0.34</text:p>
          </table:table-cell>
          <table:table-cell office:value-type="float" office:value="0.27201" calcext:value-type="float">
            <text:p>0.27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E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E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52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416" calcext:value-type="float">
            <text:p>0.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4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4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3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248" calcext:value-type="float">
            <text:p>0.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6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6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0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0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ET 100/23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E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7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7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5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5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27" calcext:value-type="float">
            <text:p>0.27</text:p>
          </table:table-cell>
          <table:table-cell office:value-type="float" office:value="0.27001" calcext:value-type="float">
            <text:p>0.2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Ka 4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5" calcext:value-type="float">
            <text:p>1.9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Ka 3.8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85" calcext:value-type="float">
            <text:p>1.8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 100/10 F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N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N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9" calcext:value-type="float">
            <text:p>0.29</text:p>
          </table:table-cell>
          <table:table-cell office:value-type="float" office:value="0.29001" calcext:value-type="float">
            <text:p>0.2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E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E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6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0.4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0.2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75 MVA 10/0.4 kV 0.36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75 MVA 10/0.4 kV 0.28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28" calcext:value-type="float">
            <text:p>0.28</text:p>
          </table:table-cell>
          <table:table-cell office:value-type="float" office:value="0.3733333" calcext:value-type="float">
            <text:p>0.37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ET 63/2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E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Ka 4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Ka 3.8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 63/10 F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42" calcext:value-type="float">
            <text:p>0.42</text:p>
          </table:table-cell>
          <table:table-cell office:value-type="float" office:value="0.666677" calcext:value-type="float">
            <text:p>0.6666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33" calcext:value-type="float">
            <text:p>0.33</text:p>
          </table:table-cell>
          <table:table-cell office:value-type="float" office:value="0.52382" calcext:value-type="float">
            <text:p>0.52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1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18" calcext:value-type="float">
            <text:p>0.18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10/0.4 kV 0.28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10/0.4 kV 0.22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4 MVA 10/0.4 kV ET 40/23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4 MVA 10/0.4 kV E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4 MVA 10/0.4 kV D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67501" calcext:value-type="float">
            <text:p>0.6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25 MVA 10/0.4 kV ET 25/23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25 MVA 10/0.4 kV ET 25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25 MVA 10/0.4 kV DT 25 <text:s text:c="2"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6 MVA 10/0.4 kV ET 16/23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6 MVA 10/0.4 kV ET 16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6 MVA 10/0.4 kV DT 16 <text:s text:c="2"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93751" calcext:value-type="float">
            <text:p>0.93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 MVA 10/0.4 kV DT 10 <text:s/>SGB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1.20001" calcext:value-type="float">
            <text:p>1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2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20/0.4 kV DTTHX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0.3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0.48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E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E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N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501" calcext:value-type="float">
            <text:p>0.30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N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TTHX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0.43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43" calcext:value-type="float">
            <text:p>0.43</text:p>
          </table:table-cell>
          <table:table-cell office:value-type="float" office:value="0.344" calcext:value-type="float">
            <text:p>0.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0.55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E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E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N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6" calcext:value-type="float">
            <text:p>0.36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N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57" calcext:value-type="float">
            <text:p>0.57</text:p>
          </table:table-cell>
          <table:table-cell office:value-type="float" office:value="0.45601" calcext:value-type="float">
            <text:p>0.4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0.5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1" calcext:value-type="float">
            <text:p>0.5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0.65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E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E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N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41" calcext:value-type="float">
            <text:p>0.41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N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1" calcext:value-type="float">
            <text:p>0.3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TTHX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8" calcext:value-type="float">
            <text:p>0.48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float" office:value="0.325" calcext:value-type="float">
            <text:p>0.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0.5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59" calcext:value-type="float">
            <text:p>0.59</text:p>
          </table:table-cell>
          <table:table-cell office:value-type="float" office:value="0.295" calcext:value-type="float">
            <text:p>0.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0.75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E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E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N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65" calcext:value-type="float">
            <text:p>0.465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N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7" calcext:value-type="float">
            <text:p>0.37</text:p>
          </table:table-cell>
          <table:table-cell office:value-type="float" office:value="0.18501" calcext:value-type="float">
            <text:p>0.18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0.365" calcext:value-type="float">
            <text:p>0.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63" calcext:value-type="float">
            <text:p>0.63</text:p>
          </table:table-cell>
          <table:table-cell office:value-type="float" office:value="0.31501" calcext:value-type="float">
            <text:p>0.3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4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57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6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8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88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" calcext:value-type="float">
            <text:p>0.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E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E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N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N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55" calcext:value-type="float">
            <text:p>0.5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TTHX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5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7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7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1.0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E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E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N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N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5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7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7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3" calcext:value-type="float">
            <text:p>1.23</text:p>
          </table:table-cell>
          <table:table-cell office:value-type="float" office:value="0.3904762" calcext:value-type="float">
            <text:p>0.3904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0.94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" calcext:value-type="float">
            <text:p>0.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1.2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1.2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E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E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N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N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87" calcext:value-type="float">
            <text:p>0.87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TTHX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5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7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7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35" calcext:value-type="float">
            <text:p>1.35</text:p>
          </table:table-cell>
          <table:table-cell office:value-type="float" office:value="0.3375" calcext:value-type="float">
            <text:p>0.3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" calcext:value-type="float">
            <text:p>0.2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0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1.09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09" calcext:value-type="float">
            <text:p>1.09</text:p>
          </table:table-cell>
          <table:table-cell office:value-type="float" office:value="0.218" calcext:value-type="float">
            <text:p>0.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1.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1.4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E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E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N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N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TTHX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15" calcext:value-type="float">
            <text:p>1.15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5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7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7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234" calcext:value-type="float">
            <text:p>0.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0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1.2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29" calcext:value-type="float">
            <text:p>1.29</text:p>
          </table:table-cell>
          <table:table-cell office:value-type="float" office:value="0.2047619" calcext:value-type="float">
            <text:p>0.20476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1.6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1.65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E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E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N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N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38" calcext:value-type="float">
            <text:p>1.38</text:p>
          </table:table-cell>
          <table:table-cell office:value-type="float" office:value="0.219058" calcext:value-type="float">
            <text:p>0.219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TTHX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25" calcext:value-type="float">
            <text:p>1.25</text:p>
          </table:table-cell>
          <table:table-cell office:value-type="float" office:value="0.198423" calcext:value-type="float">
            <text:p>0.198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5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7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7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873" calcext:value-type="float">
            <text:p>0.2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1.4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0.185" calcext:value-type="float">
            <text:p>0.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1.9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1.9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OTE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OTEL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85" calcext:value-type="float">
            <text:p>1.85</text:p>
          </table:table-cell>
          <table:table-cell office:value-type="float" office:value="0.23126" calcext:value-type="float">
            <text:p>0.23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3" calcext:value-type="float">
            <text:p>1.63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1.79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9" calcext:value-type="float">
            <text:p>1.79</text:p>
          </table:table-cell>
          <table:table-cell office:value-type="float" office:value="0.179" calcext:value-type="float">
            <text:p>0.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2.3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2.3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OTE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OTEL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TTHI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73" calcext:value-type="float">
            <text:p>1.73</text:p>
          </table:table-cell>
          <table:table-cell office:value-type="float" office:value="0.17301" calcext:value-type="float">
            <text:p>0.17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5" calcext:value-type="float">
            <text:p>1.55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2.11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2.11" calcext:value-type="float">
            <text:p>2.11</text:p>
          </table:table-cell>
          <table:table-cell office:value-type="float" office:value="0.1688" calcext:value-type="float">
            <text:p>0.1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2.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2.7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OTE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OTEL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2.75" calcext:value-type="float">
            <text:p>2.7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TTHI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2.2" calcext:value-type="float">
            <text:p>2.2</text:p>
          </table:table-cell>
          <table:table-cell office:value-type="float" office:value="0.17601" calcext:value-type="float">
            <text:p>0.1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27" calcext:value-type="float">
            <text:p>2.27</text:p>
          </table:table-cell>
          <table:table-cell office:value-type="float" office:value="0.1816" calcext:value-type="float">
            <text:p>0.18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2.42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.42" calcext:value-type="float">
            <text:p>2.42</text:p>
          </table:table-cell>
          <table:table-cell office:value-type="float" office:value="0.15125" calcext:value-type="float">
            <text:p>0.15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3.1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OTE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OTEL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3" calcext:value-type="float">
            <text:p>13.3</text:p>
          </table:table-cell>
          <table:table-cell office:value-type="float" office:value="3.2" calcext:value-type="float">
            <text:p>3.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TTHI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.5" calcext:value-type="float">
            <text:p>2.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0.140635" calcext:value-type="float">
            <text:p>0.140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8" calcext:value-type="float">
            <text:p>12.8</text:p>
          </table:table-cell>
          <table:table-cell office:value-type="float" office:value="2.55" calcext:value-type="float">
            <text:p>2.55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3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4.5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.5" calcext:value-type="float">
            <text:p>4.5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OTE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OTEL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9" calcext:value-type="float">
            <text:p>16.9</text:p>
          </table:table-cell>
          <table:table-cell office:value-type="float" office:value="4.3" calcext:value-type="float">
            <text:p>4.3</text:p>
          </table:table-cell>
          <table:table-cell office:value-type="float" office:value="0.21501" calcext:value-type="float">
            <text:p>0.2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TTHI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2" calcext:value-type="float">
            <text:p>16.2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1" calcext:value-type="float">
            <text:p>0.14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65" calcext:value-type="float">
            <text:p>3.65</text:p>
          </table:table-cell>
          <table:table-cell office:value-type="float" office:value="0.1825" calcext:value-type="float">
            <text:p>0.18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3.1" calcext:value-type="float">
            <text:p>3.1</text:p>
          </table:table-cell>
          <table:table-cell office:value-type="float" office:value="0.155" calcext:value-type="float">
            <text:p>0.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3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.3" calcext:value-type="float">
            <text:p>19.3</text:p>
          </table:table-cell>
          <table:table-cell office:value-type="float" office:value="3.8" calcext:value-type="float">
            <text:p>3.8</text:p>
          </table:table-cell>
          <table:table-cell office:value-type="float" office:value="0.152" calcext:value-type="float">
            <text:p>0.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5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6" calcext:value-type="float">
            <text:p>17.6</text:p>
          </table:table-cell>
          <table:table-cell office:value-type="float" office:value="5.3" calcext:value-type="float">
            <text:p>5.3</text:p>
          </table:table-cell>
          <table:table-cell office:value-type="float" office:value="0.212" calcext:value-type="float">
            <text:p>0.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OTE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OTEL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7" calcext:value-type="float">
            <text:p>4.7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TTHI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3.4" calcext:value-type="float">
            <text:p>3.4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95" calcext:value-type="float">
            <text:p>3.95</text:p>
          </table:table-cell>
          <table:table-cell office:value-type="float" office:value="0.158" calcext:value-type="float">
            <text:p>0.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office:value-type="float" office:value="0.134" calcext:value-type="float">
            <text:p>0.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10 MVA 132/15.75 kV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.75" calcext:value-type="float">
            <text:p>15.7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5 MVA 20/10 k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.96" calcext:value-type="float">
            <text:p>10.96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55 MVA 380/19 kV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47 MVA 33/11 kV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50 MVA 139/10.5 kV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88.098" calcext:value-type="float">
            <text:p>188.098</text:p>
          </table:table-cell>
          <table:table-cell office:value-type="float" office:value="32.745" calcext:value-type="float">
            <text:p>32.745</text:p>
          </table:table-cell>
          <table:table-cell office:value-type="float" office:value="0.085" calcext:value-type="float">
            <text:p>0.085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55 MVA 139/10.5 kV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68.743" calcext:value-type="float">
            <text:p>168.743</text:p>
          </table:table-cell>
          <table:table-cell office:value-type="float" office:value="31.51" calcext:value-type="float">
            <text:p>31.51</text:p>
          </table:table-cell>
          <table:table-cell office:value-type="float" office:value="0.078" calcext:value-type="float">
            <text:p>0.078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90 MVA 132/33 kV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44.907" calcext:value-type="float">
            <text:p>44.907</text:p>
          </table:table-cell>
          <table:table-cell office:value-type="float" office:value="0.068" calcext:value-type="float">
            <text:p>0.068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</table:table>
      <table:table table:name="Cables" table:style-name="ta1">
        <table:table-column table:style-name="co15" table:default-cell-style-name="Default"/>
        <table:table-column table:style-name="co14" table:number-columns-repeated="101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ated voltage [kV]</text:p>
          </table:table-cell>
          <table:table-cell table:style-name="ce5" office:value-type="string" calcext:value-type="string">
            <text:p>Rated current [kA]</text:p>
          </table:table-cell>
          <table:table-cell table:style-name="ce5" office:value-type="string" calcext:value-type="string">
            <text:p>Nominal Frequency</text:p>
          </table:table-cell>
          <table:table-cell table:style-name="ce5" office:value-type="string" calcext:value-type="string">
            <text:p>R [Ohm/km AC,20°C]</text:p>
          </table:table-cell>
          <table:table-cell table:style-name="ce5" office:value-type="string" calcext:value-type="string">
            <text:p>X [Ohm/km]</text:p>
          </table:table-cell>
          <table:table-cell table:style-name="ce5" office:value-type="string" calcext:value-type="string">
            <text:p>L [Ohm/km]</text:p>
          </table:table-cell>
          <table:table-cell table:style-name="ce5" office:value-type="string" calcext:value-type="string">
            <text:p>R0 (AC) [Ohm/km]</text:p>
          </table:table-cell>
          <table:table-cell table:style-name="ce5" office:value-type="string" calcext:value-type="string">
            <text:p>X0 <text:s/>[Ohm/km]</text:p>
          </table:table-cell>
          <table:table-cell table:style-name="ce5" office:value-type="string" calcext:value-type="string">
            <text:p>L0 [mH/km]</text:p>
          </table:table-cell>
          <table:table-cell table:style-name="ce5" table:number-columns-repeated="1006"/>
        </table:table-row>
        <table:table-row table:style-name="ro2">
          <table:table-cell office:value-type="string" calcext:value-type="string">
            <text:p>BD-FPE AL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50" calcext:value-type="float">
            <text:p>5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50" calcext:value-type="float">
            <text:p>5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50" calcext:value-type="float">
            <text:p>5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56" calcext:value-type="float">
            <text:p>3.56</text:p>
          </table:table-cell>
          <table:table-cell office:value-type="float" office:value="50" calcext:value-type="float">
            <text:p>5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4.55" calcext:value-type="float">
            <text:p>4.55</text:p>
          </table:table-cell>
          <table:table-cell office:value-type="float" office:value="50" calcext:value-type="float">
            <text:p>5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419" calcext:value-type="float">
            <text:p>0.00241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B3000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465" calcext:value-type="float">
            <text:p>0.0254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" calcext:value-type="float">
            <text:p>0.17</text:p>
          </table:table-cell>
          <table:table-cell office:value-type="float" office:value="0.541127" calcext:value-type="float">
            <text:p>0.54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V2500AL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746" calcext:value-type="float">
            <text:p>0.0477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9" calcext:value-type="float">
            <text:p>0.319</text:p>
          </table:table-cell>
          <table:table-cell office:value-type="float" office:value="1.015409" calcext:value-type="float">
            <text:p>1.01540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1. <text:s text:c="2"/>1.00 k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9324" calcext:value-type="float">
            <text:p>0.579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572958" calcext:value-type="float">
            <text:p>0.57295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50" calcext:value-type="float">
            <text:p>5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3239" calcext:value-type="float">
            <text:p>0.1432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2028" calcext:value-type="float">
            <text:p>0.522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8676" calcext:value-type="float">
            <text:p>0.0986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7775" calcext:value-type="float">
            <text:p>0.11777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944" calcext:value-type="float">
            <text:p>0.0859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0028" calcext:value-type="float">
            <text:p>0.070028</text:p>
          </table:table-cell>
          <table:table-cell office:value-type="float" office:value="0.11" calcext:value-type="float">
            <text:p>0.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563" calcext:value-type="float">
            <text:p>0.0445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1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6423" calcext:value-type="float">
            <text:p>0.1464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136873" calcext:value-type="float">
            <text:p>0.136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66845" calcext:value-type="float">
            <text:p>0.0668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3211" calcext:value-type="float">
            <text:p>0.0732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63662" calcext:value-type="float">
            <text:p>0.0636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0056" calcext:value-type="float">
            <text:p>0.1400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4113" calcext:value-type="float">
            <text:p>0.0541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25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1887" calcext:value-type="float">
            <text:p>0.171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6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0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3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7296" calcext:value-type="float">
            <text:p>0.05729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4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ROSS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877899" calcext:value-type="float">
            <text:p>0.8778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2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8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4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1493" calcext:value-type="float">
            <text:p>0.321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55183" calcext:value-type="float">
            <text:p>0.455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3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432901" calcext:value-type="float">
            <text:p>0.432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41062" calcext:value-type="float">
            <text:p>0.41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7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9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2" calcext:value-type="float">
            <text:p>0.46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4" calcext:value-type="float">
            <text:p>0.324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10kV DE</text:p>
          </table:table-cell>
          <table:table-cell office:value-type="float" office:value="10" calcext:value-type="float">
            <text:p>10</text:p>
          </table:table-cell>
          <table:table-cell office:value-type="float" office:value="0.739" calcext:value-type="float">
            <text:p>0.739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5" calcext:value-type="float">
            <text:p>0.3055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09" calcext:value-type="float">
            <text:p>1.009</text:p>
          </table:table-cell>
          <table:table-cell office:value-type="float" office:value="0.533" calcext:value-type="float">
            <text:p>0.533</text:p>
          </table:table-cell>
          <table:table-cell office:value-type="float" office:value="1.696592" calcext:value-type="float">
            <text:p>1.696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7183" calcext:value-type="float">
            <text:p>0.907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7" calcext:value-type="float">
            <text:p>0.45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42" calcext:value-type="float">
            <text:p>0.742</text:p>
          </table:table-cell>
          <table:table-cell office:value-type="float" office:value="0.283" calcext:value-type="float">
            <text:p>0.283</text:p>
          </table:table-cell>
          <table:table-cell office:value-type="float" office:value="0.900817" calcext:value-type="float">
            <text:p>0.900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3" calcext:value-type="float">
            <text:p>0.46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28" calcext:value-type="float">
            <text:p>0.528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894451" calcext:value-type="float">
            <text:p>0.894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1.595" calcext:value-type="float">
            <text:p>1.595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" calcext:value-type="float">
            <text:p>0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888085" calcext:value-type="float">
            <text:p>0.888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1" calcext:value-type="float">
            <text:p>0.601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39" calcext:value-type="float">
            <text:p>1.39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665" calcext:value-type="float">
            <text:p>0.665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1.671127" calcext:value-type="float">
            <text:p>1.67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544" calcext:value-type="float">
            <text:p>0.544</text:p>
          </table:table-cell>
          <table:table-cell office:value-type="float" office:value="1.731606" calcext:value-type="float">
            <text:p>1.73160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69" calcext:value-type="float">
            <text:p>0.269</text:p>
          </table:table-cell>
          <table:table-cell office:value-type="float" office:value="50" calcext:value-type="float">
            <text:p>50</text:p>
          </table:table-cell>
          <table:table-cell office:value-type="float" office:value="0.266" calcext:value-type="float">
            <text:p>0.2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129" calcext:value-type="float">
            <text:p>1.129</text:p>
          </table:table-cell>
          <table:table-cell office:value-type="float" office:value="0.539" calcext:value-type="float">
            <text:p>0.539</text:p>
          </table:table-cell>
          <table:table-cell office:value-type="float" office:value="1.71569" calcext:value-type="float">
            <text:p>1.71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.273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21" calcext:value-type="float">
            <text:p>0.321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051" calcext:value-type="float">
            <text:p>1.051</text:p>
          </table:table-cell>
          <table:table-cell office:value-type="float" office:value="0.536" calcext:value-type="float">
            <text:p>0.536</text:p>
          </table:table-cell>
          <table:table-cell office:value-type="float" office:value="1.706141" calcext:value-type="float">
            <text:p>1.70614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9" calcext:value-type="float">
            <text:p>0.349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79" calcext:value-type="float">
            <text:p>0.579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6" calcext:value-type="float">
            <text:p>0.256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7" calcext:value-type="float">
            <text:p>0.307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1" calcext:value-type="float">
            <text:p>0.38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6" calcext:value-type="float">
            <text:p>0.496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56" calcext:value-type="float">
            <text:p>0.556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23" calcext:value-type="float">
            <text:p>0.623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4" calcext:value-type="float">
            <text:p>0.254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2" calcext:value-type="float">
            <text:p>0.302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69" calcext:value-type="float">
            <text:p>1.069</text:p>
          </table:table-cell>
          <table:table-cell office:value-type="float" office:value="0.548" calcext:value-type="float">
            <text:p>0.548</text:p>
          </table:table-cell>
          <table:table-cell office:value-type="float" office:value="1.744338" calcext:value-type="float">
            <text:p>1.744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65" calcext:value-type="float">
            <text:p>1.065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9" calcext:value-type="float">
            <text:p>0.309</text:p>
          </table:table-cell>
          <table:table-cell office:value-type="float" office:value="0.983577" calcext:value-type="float">
            <text:p>0.9835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942197" calcext:value-type="float">
            <text:p>0.942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2" calcext:value-type="float">
            <text:p>0.362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974028" calcext:value-type="float">
            <text:p>0.974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21" calcext:value-type="float">
            <text:p>0.42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49" calcext:value-type="float">
            <text:p>0.749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4479" calcext:value-type="float">
            <text:p>0.964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69" calcext:value-type="float">
            <text:p>0.469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25" calcext:value-type="float">
            <text:p>0.7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8113" calcext:value-type="float">
            <text:p>0.9581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691" calcext:value-type="float">
            <text:p>1.691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6" calcext:value-type="float">
            <text:p>0.146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686" calcext:value-type="float">
            <text:p>1.686</text:p>
          </table:table-cell>
          <table:table-cell office:value-type="float" office:value="0.581" calcext:value-type="float">
            <text:p>0.581</text:p>
          </table:table-cell>
          <table:table-cell office:value-type="float" office:value="1.84938" calcext:value-type="float">
            <text:p>1.849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6" calcext:value-type="float">
            <text:p>0.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8" calcext:value-type="float">
            <text:p>0.538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6" calcext:value-type="float">
            <text:p>0.5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92056" calcext:value-type="float">
            <text:p>0.5920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632" calcext:value-type="float">
            <text:p>0.6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462" calcext:value-type="float">
            <text:p>1.462</text:p>
          </table:table-cell>
          <table:table-cell office:value-type="float" office:value="0.561" calcext:value-type="float">
            <text:p>0.561</text:p>
          </table:table-cell>
          <table:table-cell office:value-type="float" office:value="1.785718" calcext:value-type="float">
            <text:p>1.785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458" calcext:value-type="float">
            <text:p>1.458</text:p>
          </table:table-cell>
          <table:table-cell office:value-type="float" office:value="0.575" calcext:value-type="float">
            <text:p>0.575</text:p>
          </table:table-cell>
          <table:table-cell office:value-type="float" office:value="1.830282" calcext:value-type="float">
            <text:p>1.83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599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office:value-type="float" office:value="0.543" calcext:value-type="float">
            <text:p>0.54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6" calcext:value-type="float">
            <text:p>0.606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8569" calcext:value-type="float">
            <text:p>0.58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262" calcext:value-type="float">
            <text:p>1.262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258" calcext:value-type="float">
            <text:p>1.258</text:p>
          </table:table-cell>
          <table:table-cell office:value-type="float" office:value="0.568" calcext:value-type="float">
            <text:p>0.568</text:p>
          </table:table-cell>
          <table:table-cell office:value-type="float" office:value="1.808" calcext:value-type="float">
            <text:p>1.8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138" calcext:value-type="float">
            <text:p>1.138</text:p>
          </table:table-cell>
          <table:table-cell office:value-type="float" office:value="0.551" calcext:value-type="float">
            <text:p>0.551</text:p>
          </table:table-cell>
          <table:table-cell office:value-type="float" office:value="1.753887" calcext:value-type="float">
            <text:p>1.75388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2" calcext:value-type="float">
            <text:p>0.252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134" calcext:value-type="float">
            <text:p>1.134</text:p>
          </table:table-cell>
          <table:table-cell office:value-type="float" office:value="0.563" calcext:value-type="float">
            <text:p>0.563</text:p>
          </table:table-cell>
          <table:table-cell office:value-type="float" office:value="1.792085" calcext:value-type="float">
            <text:p>1.792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1" calcext:value-type="float">
            <text:p>0.271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2" calcext:value-type="float">
            <text:p>0.16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98" calcext:value-type="float">
            <text:p>0.298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37" calcext:value-type="float">
            <text:p>0.337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91" calcext:value-type="float">
            <text:p>0.39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office:value-type="float" office:value="0.869" calcext:value-type="float">
            <text:p>0.8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9" calcext:value-type="float">
            <text:p>0.499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62" calcext:value-type="float">
            <text:p>0.562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97" calcext:value-type="float">
            <text:p>0.197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7" calcext:value-type="float">
            <text:p>0.237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3" calcext:value-type="float">
            <text:p>1.3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21" calcext:value-type="float">
            <text:p>1.21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03" calcext:value-type="float">
            <text:p>0.403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4" calcext:value-type="float">
            <text:p>0.6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.15" calcext:value-type="float">
            <text:p>2.15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95" calcext:value-type="float">
            <text:p>1.95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73" calcext:value-type="float">
            <text:p>1.73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9" calcext:value-type="float">
            <text:p>0.229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84" calcext:value-type="float">
            <text:p>1.58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9" calcext:value-type="float">
            <text:p>0.259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531" calcext:value-type="float">
            <text:p>1.531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124" calcext:value-type="float">
            <text:p>1.124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899" calcext:value-type="float">
            <text:p>0.89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6.87" calcext:value-type="float">
            <text:p>6.87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89" calcext:value-type="float">
            <text:p>0.389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6.535" calcext:value-type="float">
            <text:p>6.53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4.237" calcext:value-type="float">
            <text:p>4.237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3.072" calcext:value-type="float">
            <text:p>3.072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2.237" calcext:value-type="float">
            <text:p>2.2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02" calcext:value-type="float">
            <text:p>1.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50" calcext:value-type="float">
            <text:p>50</text:p>
          </table:table-cell>
          <table:table-cell office:value-type="float" office:value="1.891" calcext:value-type="float">
            <text:p>1.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7.564" calcext:value-type="float">
            <text:p>7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4.804" calcext:value-type="float">
            <text:p>4.804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2.568" calcext:value-type="float">
            <text:p>2.568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776" calcext:value-type="float">
            <text:p>1.776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1.284" calcext:value-type="float">
            <text:p>1.2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3" calcext:value-type="float">
            <text:p>0.243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4" calcext:value-type="float">
            <text:p>0.27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08" calcext:value-type="float">
            <text:p>0.408</text:p>
          </table:table-cell>
          <table:table-cell office:value-type="float" office:value="50" calcext:value-type="float">
            <text:p>5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14" calcext:value-type="float">
            <text:p>0.214</text:p>
          </table:table-cell>
          <table:table-cell office:value-type="float" office:value="50" calcext:value-type="float">
            <text:p>5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2479" calcext:value-type="float">
            <text:p>0.512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11" calcext:value-type="float">
            <text:p>0.511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87014" calcext:value-type="float">
            <text:p>0.487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8" calcext:value-type="float">
            <text:p>0.268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16 10kV E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 office:value-type="float" office:value="1.12" calcext:value-type="float">
            <text:p>1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1" calcext:value-type="float">
            <text:p>0.4201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 10kV E</text:p>
          </table:table-cell>
          <table:table-cell office:value-type="float" office:value="10" calcext:value-type="float">
            <text:p>10</text:p>
          </table:table-cell>
          <table:table-cell office:value-type="float" office:value="0.117" calcext:value-type="float">
            <text:p>0.117</text:p>
          </table:table-cell>
          <table:table-cell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1" calcext:value-type="float">
            <text:p>0.3883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N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4.148" calcext:value-type="float">
            <text:p>4.148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T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1.672" calcext:value-type="float">
            <text:p>1.672</text:p>
          </table:table-cell>
          <table:table-cell office:value-type="float" office:value="1.523" calcext:value-type="float">
            <text:p>1.523</text:p>
          </table:table-cell>
          <table:table-cell office:value-type="float" office:value="4.847859" calcext:value-type="float">
            <text:p>4.84785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32" calcext:value-type="float">
            <text:p>0.33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927" calcext:value-type="float">
            <text:p>0.927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77" calcext:value-type="float">
            <text:p>0.37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68" calcext:value-type="float">
            <text:p>0.68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37" calcext:value-type="float">
            <text:p>0.437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93" calcext:value-type="float">
            <text:p>0.493</text:p>
          </table:table-cell>
          <table:table-cell office:value-type="float" office:value="50" calcext:value-type="float">
            <text:p>5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3" calcext:value-type="float">
            <text:p>0.143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3.95" calcext:value-type="float">
            <text:p>3.9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2.56" calcext:value-type="float">
            <text:p>2.56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2" calcext:value-type="float">
            <text:p>0.21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848" calcext:value-type="float">
            <text:p>1.848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50" calcext:value-type="float">
            <text:p>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369" calcext:value-type="float">
            <text:p>1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5" calcext:value-type="float">
            <text:p>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4.564" calcext:value-type="float">
            <text:p>4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896" calcext:value-type="float">
            <text:p>2.896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2.104" calcext:value-type="float">
            <text:p>2.1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1.556" calcext:value-type="float">
            <text:p>1.556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084" calcext:value-type="float">
            <text:p>1.084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F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N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277" calcext:value-type="float">
            <text:p>0.2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33" calcext:value-type="float">
            <text:p>0.9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4.156" calcext:value-type="float">
            <text:p>4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447" calcext:value-type="float">
            <text:p>0.447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3.95" calcext:value-type="float">
            <text:p>3.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7437" calcext:value-type="float">
            <text:p>0.407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.5/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0/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6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.5/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4/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6/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52" calcext:value-type="float">
            <text:p>0.35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97" calcext:value-type="float">
            <text:p>0.397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518" calcext:value-type="float">
            <text:p>0.518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58" calcext:value-type="float">
            <text:p>0.15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7" calcext:value-type="float">
            <text:p>0.27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84" calcext:value-type="float">
            <text:p>0.284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891" calcext:value-type="float">
            <text:p>0.09891</text:p>
          </table:table-cell>
          <table:table-cell office:value-type="float" office:value="0.31484" calcext:value-type="float">
            <text:p>0.31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2" calcext:value-type="float">
            <text:p>0.312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22" calcext:value-type="float">
            <text:p>0.322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0.304845" calcext:value-type="float">
            <text:p>0.304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94" calcext:value-type="float">
            <text:p>0.09294</text:p>
          </table:table-cell>
          <table:table-cell office:value-type="float" office:value="0.295837" calcext:value-type="float">
            <text:p>0.29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4" calcext:value-type="float">
            <text:p>0.394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283869" calcext:value-type="float">
            <text:p>0.28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3" calcext:value-type="float">
            <text:p>0.7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76866" calcext:value-type="float">
            <text:p>0.276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2" calcext:value-type="float">
            <text:p>0.512</text:p>
          </table:table-cell>
          <table:table-cell office:value-type="float" office:value="50" calcext:value-type="float">
            <text:p>5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37" calcext:value-type="float">
            <text:p>0.13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381813" calcext:value-type="float">
            <text:p>0.381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398" calcext:value-type="float">
            <text:p>0.11398</text:p>
          </table:table-cell>
          <table:table-cell office:value-type="float" office:value="0.36281" calcext:value-type="float">
            <text:p>0.36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341833" calcext:value-type="float">
            <text:p>0.341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8" calcext:value-type="float">
            <text:p>0.24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325822" calcext:value-type="float">
            <text:p>0.32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office:value-type="float" office:value="0.96" calcext:value-type="float">
            <text:p>0.96</text:p>
          </table:table-cell>
          <table:table-cell office:value-type="float" office:value="0.347" calcext:value-type="float">
            <text:p>0.347</text:p>
          </table:table-cell>
          <table:table-cell office:value-type="float" office:value="1.104535" calcext:value-type="float">
            <text:p>1.104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2" calcext:value-type="float">
            <text:p>0.362</text:p>
          </table:table-cell>
          <table:table-cell office:value-type="float" office:value="1.152282" calcext:value-type="float">
            <text:p>1.152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6" calcext:value-type="float">
            <text:p>0.356</text:p>
          </table:table-cell>
          <table:table-cell office:value-type="float" office:value="1.133183" calcext:value-type="float">
            <text:p>1.13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54" calcext:value-type="float">
            <text:p>0.54</text:p>
          </table:table-cell>
          <table:table-cell office:value-type="float" office:value="0.351" calcext:value-type="float">
            <text:p>0.351</text:p>
          </table:table-cell>
          <table:table-cell office:value-type="float" office:value="1.117268" calcext:value-type="float">
            <text:p>1.117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2" calcext:value-type="float">
            <text:p>0.7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4.144" calcext:value-type="float">
            <text:p>4.14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57324" calcext:value-type="float">
            <text:p>1.25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3.945" calcext:value-type="float">
            <text:p>3.945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2.56" calcext:value-type="float">
            <text:p>2.56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1.832" calcext:value-type="float">
            <text:p>1.832</text:p>
          </table:table-cell>
          <table:table-cell office:value-type="float" office:value="0.353" calcext:value-type="float">
            <text:p>0.353</text:p>
          </table:table-cell>
          <table:table-cell office:value-type="float" office:value="1.123634" calcext:value-type="float">
            <text:p>1.123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1.354" calcext:value-type="float">
            <text:p>1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1.142733" calcext:value-type="float">
            <text:p>1.142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089" calcext:value-type="float">
            <text:p>0.089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65" calcext:value-type="float">
            <text:p>0.36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2366" calcext:value-type="float">
            <text:p>0.232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office:value-type="float" office:value="50" calcext:value-type="float">
            <text:p>5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HIV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12085" calcext:value-type="float">
            <text:p>0.12085</text:p>
          </table:table-cell>
          <table:table-cell office:value-type="float" office:value="0.384677" calcext:value-type="float">
            <text:p>0.384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4704" calcext:value-type="float">
            <text:p>0.394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9239" calcext:value-type="float">
            <text:p>0.36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BRA 1x300 150.00 kV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4178" calcext:value-type="float">
            <text:p>0.4178</text:p>
          </table:table-cell>
          <table:table-cell office:value-type="float" office:value="1.329899" calcext:value-type="float">
            <text:p>1.329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</table:table>
      <table:table table:name="Wires" table:style-name="ta1">
        <table:table-column table:style-name="co16" table:default-cell-style-name="ce1"/>
        <table:table-column table:style-name="co14" table:number-columns-repeated="2" table:default-cell-style-name="ce1"/>
        <table:table-column table:style-name="co17" table:default-cell-style-name="ce3"/>
        <table:table-column table:style-name="co14" table:number-columns-repeated="2" table:default-cell-style-name="ce4"/>
        <table:table-column table:style-name="co14" table:default-cell-style-name="Default"/>
        <table:table-row table:style-name="ro3"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Stranding</text:p>
          </table:table-cell>
          <table:table-cell table:style-name="ce14" office:value-type="string" calcext:value-type="string">
            <text:p>Material</text:p>
          </table:table-cell>
          <table:table-cell table:style-name="ce9" office:value-type="string" calcext:value-type="string">
            <text:p>Diameter [cm]</text:p>
          </table:table-cell>
          <table:table-cell table:style-name="ce9" office:value-type="string" calcext:value-type="string">
            <text:p>GMR [m]</text:p>
          </table:table-cell>
          <table:table-cell table:style-name="ce9" office:value-type="string" calcext:value-type="string">
            <text:p>R [Ohm/km]</text:p>
          </table:table-cell>
          <table:table-cell table:style-name="ce9" office:value-type="string" calcext:value-type="string">
            <text:p>Rating [kA]</text:p>
          </table:table-cell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857492256" calcext:value-type="float">
            <text:p>0.85749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475348968" calcext:value-type="float">
            <text:p>0.475349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7605583488" calcext:value-type="float">
            <text:p>0.76055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1.050117328" calcext:value-type="float">
            <text:p>1.0501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5990018368" calcext:value-type="float">
            <text:p>0.599002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1.02526248" calcext:value-type="float">
            <text:p>1.025262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587195784" calcext:value-type="float">
            <text:p>0.58719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9575330192" calcext:value-type="float">
            <text:p>0.95753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1.286238384" calcext:value-type="float">
            <text:p>1.2862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7406744704" calcext:value-type="float">
            <text:p>0.74067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1.596923984" calcext:value-type="float">
            <text:p>1.5969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1.58449656" calcext:value-type="float">
            <text:p>1.58449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18" calcext:value-type="float">
            <text:p>0.518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9339209136" calcext:value-type="float">
            <text:p>0.933921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5242235536" calcext:value-type="float">
            <text:p>1.52422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1.975960416" calcext:value-type="float">
            <text:p>1.975960</text:p>
          </table:table-cell>
          <table:table-cell office:value-type="float" office:value="0.1" calcext:value-type="float">
            <text:p>0.1</text:p>
          </table:table-cell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.177498424" calcext:value-type="float">
            <text:p>1.17749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2.473057376" calcext:value-type="float">
            <text:p>2.47305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11" calcext:value-type="float">
            <text:p>0.411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1.485077168" calcext:value-type="float">
            <text:p>1.485077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2.4252117936" calcext:value-type="float">
            <text:p>2.4252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1.870327312" calcext:value-type="float">
            <text:p>1.87032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2.36121056" calcext:value-type="float">
            <text:p>2.36121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91" calcext:value-type="float">
            <text:p>0.29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.90540745696" calcext:value-type="float">
            <text:p>2.9054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3.66770564512" calcext:value-type="float">
            <text:p>3.6677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5.82516858864" calcext:value-type="float">
            <text:p>5.825169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9.24115676064" calcext:value-type="float">
            <text:p>9.2411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5" calcext:value-type="float">
            <text:p>0.000500</text:p>
          </table:table-cell>
          <table:table-cell office:value-type="float" office:value="14.74277736544" calcext:value-type="float">
            <text:p>14.74277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23.40866866912" calcext:value-type="float">
            <text:p>23.40866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9.52153212336" calcext:value-type="float">
            <text:p>29.5215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37.0859187008" calcext:value-type="float">
            <text:p>37.0859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59.3306969752" calcext:value-type="float">
            <text:p>59.33069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94.2098158592" calcext:value-type="float">
            <text:p>94.209816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 table:visibility="filter">
          <table:table-cell table:style-name="ce2" office:value-type="string" calcext:value-type="string">
            <text:p>1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011" calcext:value-type="float">
            <text:p>1.01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695935744" calcext:value-type="float">
            <text:p>0.69593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2" table:visibility="filter">
          <table:table-cell table:style-name="ce2" office:value-type="string" calcext:value-type="string">
            <text:p>1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3771723184" calcext:value-type="float">
            <text:p>0.377172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 table:visibility="filter">
          <table:table-cell table:style-name="ce2" office:value-type="string" calcext:value-type="string">
            <text:p>1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602730064" calcext:value-type="float">
            <text:p>0.602730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 table:visibility="filter">
          <table:table-cell table:style-name="ce2" office:value-type="string" calcext:value-type="string">
            <text:p>2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135" calcext:value-type="float">
            <text:p>1.135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556127224" calcext:value-type="float">
            <text:p>0.55612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 table:visibility="filter">
          <table:table-cell table:style-name="ce2" office:value-type="string" calcext:value-type="string">
            <text:p>2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2988795472" calcext:value-type="float">
            <text:p>0.298880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 table:visibility="filter">
          <table:table-cell table:style-name="ce2" office:value-type="string" calcext:value-type="string">
            <text:p>2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" calcext:value-type="float">
            <text:p>0.003810</text:p>
          </table:table-cell>
          <table:table-cell office:value-type="float" office:value="0.4778344528" calcext:value-type="float">
            <text:p>0.477834</text:p>
          </table:table-cell>
          <table:table-cell office:value-type="float" office:value="0.3" calcext:value-type="float">
            <text:p>0.3</text:p>
          </table:table-cell>
        </table:table-row>
        <table:table-row table:style-name="ro2" table:visibility="filter">
          <table:table-cell table:style-name="ce2" office:value-type="string" calcext:value-type="string">
            <text:p>3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25" calcext:value-type="float">
            <text:p>1.250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 table:visibility="filter">
          <table:table-cell office:value-type="string" calcext:value-type="string">
            <text:p>3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275" calcext:value-type="float">
            <text:p>1.275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4492513776" calcext:value-type="float">
            <text:p>0.449251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2" table:visibility="filter">
          <table:table-cell office:value-type="string" calcext:value-type="string">
            <text:p>3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 table:visibility="filter">
          <table:table-cell office:value-type="string" calcext:value-type="string">
            <text:p>3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3796578032" calcext:value-type="float">
            <text:p>0.379658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 table:visibility="filter">
          <table:table-cell office:value-type="string" calcext:value-type="string">
            <text:p>3/8</text:p>
          </table:table-cell>
          <table:table-cell office:value-type="string" calcext:value-type="string">
            <text:p>INCH STE</text:p>
          </table:table-cell>
          <table:table-cell office:value-type="string" calcext:value-type="string">
            <text:p>Steel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.67189616" calcext:value-type="float">
            <text:p>2.671896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402" calcext:value-type="float">
            <text:p>1.402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43" calcext:value-type="float">
            <text:p>1.43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3678517504" calcext:value-type="float">
            <text:p>0.367852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3007436608" calcext:value-type="float">
            <text:p>0.3007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 table:visibility="filter">
          <table:table-cell office:value-type="string" calcext:value-type="string">
            <text:p>2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524" calcext:value-type="float">
            <text:p>1.524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2" table:visibility="filter">
          <table:table-cell office:value-type="string" calcext:value-type="string">
            <text:p>2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458" calcext:value-type="float">
            <text:p>1.458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 table:visibility="filter">
          <table:table-cell office:value-type="string" calcext:value-type="string">
            <text:p>2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44" calcext:value-type="float">
            <text:p>1.440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254762192" calcext:value-type="float">
            <text:p>0.254762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 table:visibility="filter">
          <table:table-cell office:value-type="string" calcext:value-type="string">
            <text:p>266,8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631" calcext:value-type="float">
            <text:p>1.631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239227912" calcext:value-type="float">
            <text:p>0.239228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 table:visibility="filter">
          <table:table-cell office:value-type="string" calcext:value-type="string">
            <text:p>266,8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2386065408" calcext:value-type="float">
            <text:p>0.238607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669" calcext:value-type="float">
            <text:p>1.669</text:p>
          </table:table-cell>
          <table:table-cell office:value-type="float" office:value="0.00634" calcext:value-type="float">
            <text:p>0.006340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0.5" calcext:value-type="float">
            <text:p>0.5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727" calcext:value-type="float">
            <text:p>1.727</text:p>
          </table:table-cell>
          <table:table-cell office:value-type="float" office:value="0.00701" calcext:value-type="float">
            <text:p>0.007010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778" calcext:value-type="float">
            <text:p>1.778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 table:visibility="filter">
          <table:table-cell office:value-type="string" calcext:value-type="string">
            <text:p>336,4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831" calcext:value-type="float">
            <text:p>1.831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 table:visibility="filter">
          <table:table-cell office:value-type="string" calcext:value-type="string">
            <text:p>336,4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336,4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189518216" calcext:value-type="float">
            <text:p>0.189518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3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803" calcext:value-type="float">
            <text:p>1.803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2" table:visibility="filter">
          <table:table-cell office:value-type="string" calcext:value-type="string">
            <text:p>3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 table:visibility="filter">
          <table:table-cell office:value-type="string" calcext:value-type="string">
            <text:p>3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826831328" calcext:value-type="float">
            <text:p>0.182683</text:p>
          </table:table-cell>
          <table:table-cell office:value-type="float" office:value="0.6" calcext:value-type="float">
            <text:p>0.6</text:p>
          </table:table-cell>
        </table:table-row>
        <table:table-row table:style-name="ro2" table:visibility="filter">
          <table:table-cell office:value-type="string" calcext:value-type="string">
            <text:p>397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 table:visibility="filter">
          <table:table-cell office:value-type="string" calcext:value-type="string">
            <text:p>397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 table:visibility="filter">
          <table:table-cell office:value-type="string" calcext:value-type="string">
            <text:p>397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839" calcext:value-type="float">
            <text:p>1.839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1603137696" calcext:value-type="float">
            <text:p>0.160314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 table:visibility="filter">
          <table:table-cell office:value-type="string" calcext:value-type="string">
            <text:p>4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844" calcext:value-type="float">
            <text:p>1.844</text:p>
          </table:table-cell>
          <table:table-cell office:value-type="float" office:value="0.00698" calcext:value-type="float">
            <text:p>0.006980</text:p>
          </table:table-cell>
          <table:table-cell office:value-type="float" office:value="0.10059999728" calcext:value-type="float">
            <text:p>0.100600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 table:visibility="filter">
          <table:table-cell office:value-type="string" calcext:value-type="string">
            <text:p>4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08966386416" calcext:value-type="float">
            <text:p>0.08966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450,000</text:p>
          </table:table-cell>
          <table:table-cell office:value-type="string" calcext:value-type="string">
            <text:p>CON LAG</text:p>
          </table:table-cell>
          <table:table-cell office:value-type="string" calcext:value-type="string">
            <text:p>AA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1422940048" calcext:value-type="float">
            <text:p>0.14229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477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 table:visibility="filter">
          <table:table-cell office:value-type="string" calcext:value-type="string">
            <text:p>477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9266" calcext:value-type="float">
            <text:p>0.009266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477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019" calcext:value-type="float">
            <text:p>2.019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5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2.06" calcext:value-type="float">
            <text:p>2.060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2" table:visibility="filter">
          <table:table-cell office:value-type="string" calcext:value-type="string">
            <text:p>5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068" calcext:value-type="float">
            <text:p>2.068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 table:visibility="filter">
          <table:table-cell office:value-type="string" calcext:value-type="string">
            <text:p>5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1280024672" calcext:value-type="float">
            <text:p>0.1280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 table:visibility="filter">
          <table:table-cell office:value-type="string" calcext:value-type="string">
            <text:p>556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355" calcext:value-type="float">
            <text:p>2.355</text:p>
          </table:table-cell>
          <table:table-cell office:value-type="float" office:value="0.00954" calcext:value-type="float">
            <text:p>0.009540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 table:visibility="filter">
          <table:table-cell office:value-type="string" calcext:value-type="string">
            <text:p>556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 table:visibility="filter">
          <table:table-cell office:value-type="string" calcext:value-type="string">
            <text:p>556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1155750432" calcext:value-type="float">
            <text:p>0.115575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 table:visibility="filter">
          <table:table-cell office:value-type="string" calcext:value-type="string">
            <text:p>6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0680401464" calcext:value-type="float">
            <text:p>0.068040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 table:visibility="filter">
          <table:table-cell office:value-type="string" calcext:value-type="string">
            <text:p>6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 table:visibility="filter">
          <table:table-cell office:value-type="string" calcext:value-type="string">
            <text:p>60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454" calcext:value-type="float">
            <text:p>2.454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 table:visibility="filter">
          <table:table-cell office:value-type="string" calcext:value-type="string">
            <text:p>60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.110293388" calcext:value-type="float">
            <text:p>0.110293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27/7</text:p>
          </table:table-cell>
          <table:table-cell office:value-type="string" calcext:value-type="string">
            <text:p>ACSR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588" calcext:value-type="float">
            <text:p>2.588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10488745856" calcext:value-type="float">
            <text:p>0.104887</text:p>
          </table:table-cell>
          <table:table-cell office:value-type="float" office:value="0.8" calcext:value-type="float">
            <text:p>0.8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8961" calcext:value-type="float">
            <text:p>0.008961</text:p>
          </table:table-cell>
          <table:table-cell office:value-type="float" office:value="0.1012835056" calcext:value-type="float">
            <text:p>0.101284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 table:visibility="filter">
          <table:table-cell office:value-type="string" calcext:value-type="string">
            <text:p>666,6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54" calcext:value-type="float">
            <text:p>2.540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9948152912" calcext:value-type="float">
            <text:p>0.099482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 table:visibility="filter">
          <table:table-cell office:value-type="string" calcext:value-type="string">
            <text:p>7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5884385264" calcext:value-type="float">
            <text:p>0.058844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7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919629376" calcext:value-type="float">
            <text:p>0.091963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67" calcext:value-type="float">
            <text:p>2.670</text:p>
          </table:table-cell>
          <table:table-cell office:value-type="float" office:value="0.01082" calcext:value-type="float">
            <text:p>0.010820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746" calcext:value-type="float">
            <text:p>2.746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631" calcext:value-type="float">
            <text:p>2.631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09208721184" calcext:value-type="float">
            <text:p>0.092087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474" calcext:value-type="float">
            <text:p>2.474</text:p>
          </table:table-cell>
          <table:table-cell office:value-type="float" office:value="0.00951" calcext:value-type="float">
            <text:p>0.009510</text:p>
          </table:table-cell>
          <table:table-cell office:value-type="float" office:value="0.090098824" calcext:value-type="float">
            <text:p>0.090099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2" table:visibility="filter">
          <table:table-cell office:value-type="string" calcext:value-type="string">
            <text:p>75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5517776256" calcext:value-type="float">
            <text:p>0.055178</text:p>
          </table:table-cell>
          <table:table-cell office:value-type="float" office:value="0.9" calcext:value-type="float">
            <text:p>0.9</text:p>
          </table:table-cell>
        </table:table-row>
        <table:table-row table:style-name="ro2" table:visibility="filter">
          <table:table-cell office:value-type="string" calcext:value-type="string">
            <text:p>7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863705968" calcext:value-type="float">
            <text:p>0.086371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814" calcext:value-type="float">
            <text:p>2.814</text:p>
          </table:table-cell>
          <table:table-cell office:value-type="float" office:value="0.01143" calcext:value-type="float">
            <text:p>0.011430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0.9" calcext:value-type="float">
            <text:p>0.9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896" calcext:value-type="float">
            <text:p>2.896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776" calcext:value-type="float">
            <text:p>2.776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08562495136" calcext:value-type="float">
            <text:p>0.085625</text:p>
          </table:table-cell>
          <table:table-cell office:value-type="float" office:value="900" calcext:value-type="float">
            <text:p>900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813996272" calcext:value-type="float">
            <text:p>0.081400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  <table:database-ranges>
        <table:database-range table:name="__Anonymous_Sheet_DB__0" table:target-range-address="Transformers.A1:Transformers.L756" table:display-filter-buttons="true" table:orientation="column">
          <table:filter>
            <table:filter-and>
              <table:filter-condition table:field-number="3" table:value="10" table:operator="="/>
              <table:filter-condition table:field-number="1" table:value="0.04" table:operator="="/>
            </table:filter-and>
          </table:filter>
        </table:database-range>
        <table:database-range table:name="__Anonymous_Sheet_DB__1" table:target-range-address="Cables.A1:Cables.J462" table:display-filter-buttons="true" table:orientation="column"/>
        <table:database-range table:name="__Anonymous_Sheet_DB__2" table:target-range-address="Wires.A1:Wires.G100" table:display-filter-buttons="true" table:orientation="column">
          <table:filter>
            <table:filter-and>
              <table:filter-condition table:field-number="6" table:value="0.3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9" loext:min-decimal-places="9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21:44:43.55459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22:00:29.022931255</dc:date>
    <meta:editing-duration>PT2H49M47S</meta:editing-duration>
    <meta:editing-cycles>27</meta:editing-cycles>
    <meta:generator>LibreOffice/6.1.5.2$Linux_X86_64 LibreOffice_project/10$Build-2</meta:generator>
    <meta:document-statistic meta:table-count="3" meta:cell-count="14409" meta:object-count="0"/>
  </office:meta>
</office:document-meta>
</file>